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418cm" fo:min-width="0.19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6.1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98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3.84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77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25cm" fo:min-width="7.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5.14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25cm" fo:min-width="2.725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3.626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3.799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etasepi_25_20fig">
        <draw:custom-shape draw:style-name="gr1" draw:text-style-name="P1" xml:id="id4" draw:id="id4" draw:layer="layout" svg:width="0.793cm" svg:height="0.768cm" svg:x="18.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93cm" svg:height="0.768cm" svg:x="15.607cm" svg:y="3.1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93cm" svg:height="0.768cm" svg:x="10.007cm" svg:y="3.1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93cm" svg:height="0.768cm" svg:x="3.807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4.9cm" svg:x="18.111cm" svg:y="3.85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64cm" svg:height="1.431cm" svg:x="18.711cm" svg:y="3.125cm">
          <draw:text-box>
            <text:p><text:span text:style-name="T1">double</text:span></text:p>
          </draw:text-box>
        </draw:frame>
        <draw:custom-shape draw:style-name="gr4" draw:text-style-name="P1" draw:layer="layout" svg:width="4.7cm" svg:height="2.6cm" svg:x="19.111cm" svg:y="5.056cm">
          <text:p text:style-name="P3"><text:span text:style-name="T1">Return</text:span></text:p>
          <text:p text:style-name="P3"><text:span text:style-name="T1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7cm" svg:height="4.9cm" svg:x="1.2cm" svg:y="3.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964cm" svg:height="1.431cm" svg:x="1.8cm" svg:y="3.169cm">
          <draw:text-box>
            <text:p><text:span text:style-name="T1">double</text:span></text:p>
          </draw:text-box>
        </draw:frame>
        <draw:custom-shape draw:style-name="gr6" draw:text-style-name="P1" draw:layer="layout" svg:width="8.1cm" svg:height="5.6cm" svg:x="9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cm" svg:height="2.6cm" svg:x="10.1cm" svg:y="5.1cm">
          <text:p text:style-name="P3"><text:span text:style-name="T1">Function</text:span></text:p>
          <text:p text:style-name="P3"><text:span text:style-name="T1">“</text:span><text:span text:style-name="T1">f2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7cm" svg:height="2.6cm" svg:x="2.2cm" svg:y="5.1cm">
          <text:p text:style-name="P3"><text:span text:style-name="T1">Argument</text:span></text:p>
          <text:p text:style-name="P3"><text:span text:style-name="T1">“</text:span><text:span text:style-name="T1">4.0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cm" svg:height="3.2cm" svg:x="6.7cm" svg:y="4.8cm">
          <text:p text:style-name="P3"><text:span text:style-name="T1">cal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3.8cm" svg:height="3.2cm" svg:x="15.8cm" svg:y="4.8cm">
          <text:p text:style-name="P3"><text:span text:style-name="T1">retur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" draw:layer="layout" svg:width="6.977cm" svg:height="1.431cm" svg:x="9.6cm" svg:y="2.769cm">
          <draw:text-box>
            <text:p><text:span text:style-name="T1">(double) -&gt; double</text:span></text:p>
          </draw:text-box>
        </draw:frame>
        <draw:connector draw:style-name="gr10" draw:text-style-name="P3" draw:layer="layout" draw:type="curve" svg:x1="4.203cm" svg:y1="3.6cm" svg:x2="10.403cm" svg:y2="3.132cm" draw:start-shape="id1" draw:start-glue-point="0" draw:end-shape="id2" draw:end-glue-point="0" svg:d="M4203 3600c0-1452 6200-1218 6200-468" svg:viewBox="0 0 6201 1063">
          <text:p/>
        </draw:connector>
        <draw:connector draw:style-name="gr10" draw:text-style-name="P3" draw:layer="layout" draw:type="curve" svg:x1="16.003cm" svg:y1="3.132cm" svg:x2="18.996cm" svg:y2="3.5cm" draw:start-shape="id3" draw:start-glue-point="0" draw:end-shape="id4" draw:end-glue-point="0" svg:d="M16003 3132c0-750 2993-934 2993 368" svg:viewBox="0 0 2994 956">
          <text:p/>
        </draw:connector>
        <draw:frame draw:style-name="gr11" draw:text-style-name="P2" draw:layer="layout" svg:width="4.399cm" svg:height="1.431cm" svg:x="15.2cm" svg:y="1.069cm">
          <draw:text-box>
            <text:p><text:span text:style-name="T1">Same type</text:span></text:p>
          </draw:text-box>
        </draw:frame>
        <draw:frame draw:style-name="gr11" draw:text-style-name="P2" draw:layer="layout" svg:width="4.399cm" svg:height="1.431cm" svg:x="5.001cm" svg:y="1.069cm">
          <draw:text-box>
            <text:p><text:span text:style-name="T1">Same 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etasepi_25_20fig" style:display-name="Metasepi%20fi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20:51:39.194428543</meta:creation-date>
    <dc:title>Metasepi fig</dc:title>
    <meta:editing-duration>PT18M34S</meta:editing-duration>
    <meta:editing-cycles>29</meta:editing-cycles>
    <meta:generator>LibreOffice/4.3.3.2$Linux_X86_64 LibreOffice_project/430m0$Build-2</meta:generator>
    <dc:date>2015-02-02T11:38:28.853956541</dc:date>
    <meta:document-statistic meta:object-count="19"/>
    <meta:template xlink:type="simple" xlink:actuate="onRequest" xlink:title="Metasepi fig" xlink:href="../.config/libreoffice/4/user/template/Metasepi%20fig.otg" meta:date="2015-02-01T20:51:38.917908761"/>
  </office:meta>
</office:document-meta>
</file>